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1cm" svg:stroke-color="#000000" draw:marker-start-width="1.499cm" draw:marker-end-width="1.499cm" draw:textarea-horizontal-align="center" draw:textarea-vertical-align="middle" fo:padding-top="0.497cm" fo:padding-bottom="0.497cm" fo:padding-left="0.497cm" fo:padding-r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1.011cm" svg:stroke-color="#000000" draw:marker-start-width="1.499cm" draw:marker-end-width="1.499cm" draw:textarea-horizontal-align="center" draw:textarea-vertical-align="middle" fo:padding-top="0.503cm" fo:padding-bottom="0.503cm" fo:padding-left="0.503cm" fo:padding-r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1.02cm" svg:stroke-color="#000000" draw:marker-start-width="1.499cm" draw:marker-end-width="1.499cm" draw:textarea-horizontal-align="center" draw:textarea-vertical-align="middle" fo:padding-top="0.506cm" fo:padding-bottom="0.506cm" fo:padding-left="0.506cm" fo:padding-r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1.03cm" svg:stroke-color="#000000" draw:marker-start-width="1.499cm" draw:marker-end-width="1.499cm" draw:textarea-horizontal-align="center" draw:textarea-vertical-align="middle" fo:padding-top="0.512cm" fo:padding-bottom="0.512cm" fo:padding-left="0.512cm" fo:padding-r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1.041cm" svg:stroke-color="#000000" draw:marker-start-width="1.499cm" draw:marker-end-width="1.499cm" draw:textarea-horizontal-align="center" draw:textarea-vertical-align="middle" fo:padding-top="0.515cm" fo:padding-bottom="0.515cm" fo:padding-left="0.515cm" fo:padding-right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1.05cm" svg:stroke-color="#000000" draw:marker-start-width="1.499cm" draw:marker-end-width="1.499cm" draw:textarea-horizontal-align="center" draw:textarea-vertical-align="middle" fo:padding-top="0.52cm" fo:padding-bottom="0.52cm" fo:padding-left="0.52cm" fo:padding-r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1.06cm" svg:stroke-color="#000000" draw:marker-start-width="1.499cm" draw:marker-end-width="1.499cm" draw:textarea-horizontal-align="center" draw:textarea-vertical-align="middle" fo:padding-top="0.526cm" fo:padding-bottom="0.526cm" fo:padding-left="0.526cm" fo:padding-right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1.071cm" svg:stroke-color="#000000" draw:marker-start-width="1.499cm" draw:marker-end-width="1.499cm" draw:textarea-horizontal-align="center" draw:textarea-vertical-align="middle" fo:padding-top="0.529cm" fo:padding-bottom="0.529cm" fo:padding-left="0.529cm" fo:padding-r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1.08cm" svg:stroke-color="#000000" draw:marker-start-width="1.499cm" draw:marker-end-width="1.499cm" draw:textarea-horizontal-align="center" draw:textarea-vertical-align="middle" fo:padding-top="0.534cm" fo:padding-bottom="0.534cm" fo:padding-left="0.534cm" fo:padding-r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1.09cm" svg:stroke-color="#000000" draw:marker-start-width="1.499cm" draw:marker-end-width="1.499cm" draw:textarea-horizontal-align="center" draw:textarea-vertical-align="middle" fo:padding-top="0.54cm" fo:padding-bottom="0.54cm" fo:padding-left="0.54cm" fo:padding-r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10,00 až 10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24T15:13:49.766000000</dc:date>
    <meta:editing-duration>PT10M10S</meta:editing-duration>
    <meta:editing-cycles>8</meta:editing-cycles>
    <meta:generator>LibreOffice/5.1.6.2$Windows_X86_64 LibreOffice_project/07ac168c60a517dba0f0d7bc7540f5afa45f0909</meta:generator>
    <meta:print-date>2017-10-24T15:08:51.348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